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5.969cm" svg:height="0.889cm" svg:x="6.885cm" svg:y="7.413cm">
          <text:p text:style-name="P1"><text:span text:style-name="T1">Object</text:span></text:p>
        </draw:rect>
        <draw:custom-shape draw:style-name="gr2" draw:text-style-name="P2" xml:id="id6" draw:id="id6" draw:layer="layout" svg:width="5.207cm" svg:height="0.889cm" svg:x="10.759cm" svg:y="11.602cm">
          <text:p text:style-name="P1"><text:span text:style-name="T1">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5.207cm" svg:height="0.889cm" svg:x="10.759cm" svg:y="12.702cm">
          <text:p text:style-name="P1"><text:span text:style-name="T1">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207cm" svg:height="0.889cm" svg:x="10.759cm" svg:y="10.502cm">
          <text:p text:style-name="P1"><text:span text:style-name="T1">G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207cm" svg:height="0.889cm" svg:x="10.759cm" svg:y="9.402cm">
          <text:p text:style-name="P1"><text:span text:style-name="T1">Dele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5.207cm" svg:height="0.889cm" svg:x="10.759cm" svg:y="13.802cm">
          <text:p text:style-name="P1"><text:span text:style-name="T1">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869cm" svg:y1="8.302cm" svg:x2="10.759cm" svg:y2="16.546cm" draw:start-shape="id1" draw:start-glue-point="2" draw:end-shape="id2" draw:end-glue-point="3" svg:d="m9869 8302v8244h890">
          <text:p/>
        </draw:connector>
        <draw:connector draw:style-name="gr3" draw:text-style-name="P1" draw:layer="layout" svg:x1="9.869cm" svg:y1="8.302cm" svg:x2="10.759cm" svg:y2="15.346cm" draw:start-shape="id1" draw:start-glue-point="2" draw:end-shape="id3" draw:end-glue-point="3" svg:d="m9869 8302v7044h890">
          <text:p/>
        </draw:connector>
        <draw:connector draw:style-name="gr3" draw:text-style-name="P1" draw:layer="layout" svg:x1="9.869cm" svg:y1="8.302cm" svg:x2="10.759cm" svg:y2="9.846cm" draw:start-shape="id1" draw:start-glue-point="2" draw:end-shape="id4" draw:end-glue-point="3" svg:d="m9869 8302v1544h890">
          <text:p/>
        </draw:connector>
        <draw:connector draw:style-name="gr3" draw:text-style-name="P1" draw:layer="layout" svg:x1="9.869cm" svg:y1="8.302cm" svg:x2="10.759cm" svg:y2="10.946cm" draw:start-shape="id1" draw:start-glue-point="2" draw:end-shape="id5" draw:end-glue-point="3" svg:d="m9869 8302v2644h890">
          <text:p/>
        </draw:connector>
        <draw:connector draw:style-name="gr3" draw:text-style-name="P1" draw:layer="layout" svg:x1="9.869cm" svg:y1="8.302cm" svg:x2="10.759cm" svg:y2="12.046cm" draw:start-shape="id1" draw:start-glue-point="2" draw:end-shape="id6" draw:end-glue-point="3" svg:d="m9869 8302v3744h890">
          <text:p/>
        </draw:connector>
        <draw:connector draw:style-name="gr3" draw:text-style-name="P1" draw:layer="layout" svg:x1="9.869cm" svg:y1="8.302cm" svg:x2="10.759cm" svg:y2="13.146cm" draw:start-shape="id1" draw:start-glue-point="2" draw:end-shape="id7" draw:end-glue-point="3" svg:d="m9869 8302v4844h890">
          <text:p/>
        </draw:connector>
        <draw:connector draw:style-name="gr3" draw:text-style-name="P1" draw:layer="layout" svg:x1="9.869cm" svg:y1="8.302cm" svg:x2="10.759cm" svg:y2="14.246cm" draw:start-shape="id1" draw:start-glue-point="2" draw:end-shape="id8" draw:end-glue-point="3" svg:d="m9869 8302v5944h890">
          <text:p/>
        </draw:connector>
        <draw:custom-shape draw:style-name="gr2" draw:text-style-name="P2" xml:id="id3" draw:id="id3" draw:layer="layout" svg:width="5.207cm" svg:height="0.889cm" svg:x="10.759cm" svg:y="14.902cm">
          <text:p text:style-name="P1"><text:span text:style-name="T1">P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207cm" svg:height="0.889cm" svg:x="10.759cm" svg:y="16.102cm">
          <text:p text:style-name="P1"><text:span text:style-name="T1">Co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4-01-11T18:47:10.23</meta:creation-date>
    <dc:date>2014-03-16T07:01:52.31</dc:date>
    <dc:creator>Rahul Pandita</dc:creator>
    <meta:editing-duration>PT11H45M2S</meta:editing-duration>
    <meta:editing-cycles>3</meta:editing-cycles>
    <meta:generator>OpenOffice/4.0.1$Win32 OpenOffice.org_project/401m5$Build-9714</meta:generator>
    <meta:document-statistic meta:object-count="15"/>
  </office:meta>
</office:document-meta>
</file>